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color="#000000"/>
    </style:style>
    <style:style style:name="T5" style:parent-style-name="Policepardéfaut" style:family="text">
      <style:text-properties fo:font-weight="bold" style:font-weight-asian="bold" style:font-weight-complex="bold" fo:color="#0000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2" style:family="paragraph"/>
  </office:automatic-styles>
  <office:body>
    <office:text text:use-soft-page-breaks="true">
      <text:p text:style-name="P1">Cours 7 Henry</text:p>
      <text:p text:style-name="P2"/>
      <text:p text:style-name="Standard"/>
      <text:p text:style-name="Standard"><text:span text:style-name="T3">I/ Définition</text:span></text:p>
      <text:p text:style-name="P4"/>
      <text:p text:style-name="Standard"><text:span text:style-name="T5">Capitalisme :</text:span></text:p>
      <text:p text:style-name="Standard">Droit à la propriété privée.<text:s/>Accumulation des richesses. Personnes toujours à la recherche du profit.</text:p>
      <text:p text:style-name="Standard"/>
      <text:p text:style-name="Standard"><text:span text:style-name="T6">Communisme :</text:span></text:p>
      <text:p text:style-name="Standard">Etat mettant tout en commun.<text:s/>Société sans classes<text:s/>sociales.</text:p>
      <text:p text:style-name="P7"/>
      <text:p text:style-name="Standard"><text:span text:style-name="T8">Guerre froide :</text:span></text:p>
      <text:p text:style-name="Standard">Bras de fer entre la Russie et les Etats-Unis.<text:s/>(1946-1991)</text:p>
      <text:p text:style-name="Standard"/>
      <text:p text:style-name="Standard"/>
      <text:p text:style-name="Standard"/>
      <text:p text:style-name="Standard"><text:span text:style-name="T9">II/ Questions</text:span></text:p>
      <text:p text:style-name="Standard"/>
      <text:p text:style-name="Standard">1. Par quoi se manifeste l’hégémonie des États-Unis après la Seconde Guerre Mondiale ?</text:p>
      <text:p text:style-name="Standard"/>
      <text:p text:style-name="Standard">Plan économique :<text:s/></text:p>
      <text:list text:style-name="LFO1" text:continue-numbering="true">
        <text:list-item>
          <text:p text:style-name="P10">Plan Marshall : aider les autres pays<text:s/>européens à se reconstruir</text:p>
        </text:list-item>
        <text:list-item>
          <text:p text:style-name="P11">Accord de Bretton Woods : Impose la monnaie internationale qui est le $</text:p>
        </text:list-item>
      </text:list>
      <text:p text:style-name="Standard">Plan politique :</text:p>
      <text:list text:style-name="LFO1" text:continue-numbering="true">
        <text:list-item>
          <text:p text:style-name="P12">Création de l’ONU<text:s/>(1945 Siège : New York)</text:p>
        </text:list-item>
        <text:list-item>
          <text:p text:style-name="P13">Création du FMI (Fond monétaire international (Washington)</text:p>
        </text:list-item>
      </text:list>
      <text:p text:style-name="Standard"/>
      <text:p text:style-name="Standard">2. Qu’est ce que le Plan Marshall ? En quoi est-il bénéfique pour les USA ? Comment se manifeste l’influence des USA sur l’Europe ?</text:p>
      <text:p text:style-name="Standard"/>
      <text:p text:style-name="Standard">Aider les pays européens à se reconstruire.</text:p>
      <text:p text:style-name="Standard">16 pays européens on touchés de l’arent et qui ont touchés 13 milliards de dollars sur quatre ans.</text:p>
      <text:p text:style-name="Standard"/>
      <text:p text:style-name="Standard">Il permet aux pays européens de consommer des produits américains.</text:p>
      <text:p text:style-name="Standard"/>
      <text:p text:style-name="Standard">Influence économique et politique qui deviendra le bloc de l’ouest :</text:p>
      <text:list text:style-name="LFO2" text:continue-numbering="true">
        <text:list-item>
          <text:p text:style-name="P14">Création de l’OTAN en 1949 : Alliance militaire entre les Etats-Unis et pays européens.</text:p>
        </text:list-item>
      </text:list>
      <text:p text:style-name="Standard"/>
      <text:p text:style-name="Standard">3. Quelle politique illustre la peur des USA face au communisme ? Donne des exemples de cette politique</text:p>
      <text:p text:style-name="Standard"/>
      <text:p text:style-name="Standard">Politique du containement visant à empêcher la propagation du communisme.</text:p>
      <text:p text:style-name="Standard"/>
      <text:p text:style-name="Standard">Les américains mettent en place la doctrine Truman (l’aide financière pour les pays qui renoncent au communisme).<text:s/>La Grèce, la Turquie et L’Iran.</text:p>
      <text:p text:style-name="Standard"/>
      <text:p text:style-name="Standard">4. Quelles évènements marquent le début de la guerre froide ?</text:p>
      <text:p text:style-name="Standard"/>
      <text:p text:style-name="Standard">Le blocus de Berlin (Juin 1948)</text:p>
      <text:p text:style-name="Standard">Coup de Prague (Février 1948 (l’URSS aide le parti communiste Tchécoslovaque à prendre le pouvoir)).</text:p>
      <text:p text:style-name="Standard"/>
      <text:p text:style-name="Standard">5. Pourquoi les USA s’engagent dans la Guerre du Vietnam en 1963 ? Quelle est la<text:s/>conséquence de cette guerre sur l’image des USA ?</text:p>
      <text:p text:style-name="Standard"><text:a xlink:href="https://www.youtube.com/watch?v=peEs4Tn5w4U" office:target-frame-name="_top" xlink:show="replace"><text:span text:style-name="Lienhypertexte">https://www.youtube.com/wat</text:span><text:bookmark-start text:name="_Hlt62902036"/><text:bookmark-start text:name="_Hlt62902037"/><text:span text:style-name="Lienhypertexte">c</text:span><text:bookmark-end text:name="_Hlt62902036"/><text:bookmark-end text:name="_Hlt62902037"/><text:span text:style-name="Lienhypertexte">h?v=peEs4Tn5w4U</text:span></text:a></text:p>
      <text:p text:style-name="Standard"/>
      <text:p text:style-name="Standard">Pour éviter que le communisme ne prenne de l’ampleur en Asie. La conséquence de cette guerre sur les Etats-Unis et terni leur Image<text:s/>car ils perdent le Vietnam<text:s/></text:p>
      <text:p text:style-name="Standard"/>
      <text:p text:style-name="Standard"/>
      <text:p text:style-name="Standard"/>
      <text:p text:style-name="Standard"/>
      <text:p text:style-name="Standard">quiz géo :<text:s/><text:a xlink:href="https://online.seterra.com/fr/vgp/3286" office:target-frame-name="_top" xlink:show="replace">https://online.seterra.com/fr<text:bookmark-start text:name="_Hlt62903028"/>/<text:bookmark-end text:name="_Hlt62903028"/>vgp/3286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enry PC</meta:initial-creator>
    <dc:creator>Henry Letellier</dc:creator>
    <meta:creation-date>2021-01-30T10:40:00Z</meta:creation-date>
    <dc:date>2021-01-31T22:20:00Z</dc:date>
    <meta:template xlink:href="Normal.dotm" xlink:type="simple"/>
    <meta:editing-cycles>18</meta:editing-cycles>
    <meta:editing-duration>PT14820S</meta:editing-duration>
    <meta:document-statistic meta:page-count="1" meta:paragraph-count="4" meta:word-count="340" meta:character-count="2207" meta:row-count="15" meta:non-whitespace-character-count="1871"/>
  </office:meta>
</office:document-meta>
</file>